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1pt" fo:font-weight="bold" officeooo:rsid="000a03e1" officeooo:paragraph-rsid="000a03e1" style:font-size-asian="18.3500003814697pt" style:font-weight-asian="bold" style:font-size-complex="21pt" style:font-weight-complex="bold"/>
    </style:style>
    <style:style style:name="P2" style:family="paragraph" style:parent-style-name="Heading_20_1">
      <style:text-properties fo:font-size="11pt" fo:font-weight="bold" officeooo:rsid="000a03e1" officeooo:paragraph-rsid="000a03e1" style:font-size-asian="9.60000038146973pt" style:font-weight-asian="bold" style:font-size-complex="11pt" style:font-weight-complex="bold"/>
    </style:style>
    <style:style style:name="P3" style:family="paragraph" style:parent-style-name="Heading_20_1">
      <style:text-properties fo:font-size="11pt" fo:font-weight="bold" officeooo:rsid="000a03e1" officeooo:paragraph-rsid="000c68d2" style:font-size-asian="9.60000038146973pt" style:font-weight-asian="bold" style:font-size-complex="11pt" style:font-weight-complex="bold"/>
    </style:style>
    <style:style style:name="P4" style:family="paragraph" style:parent-style-name="Text_20_body">
      <style:text-properties fo:font-size="11pt" fo:font-weight="bold" officeooo:rsid="000a03e1" officeooo:paragraph-rsid="000c68d2" style:font-size-asian="9.60000038146973pt" style:font-weight-asian="bold" style:font-size-complex="11pt" style:font-weight-complex="bold"/>
    </style:style>
    <style:style style:name="P5" style:family="paragraph" style:parent-style-name="Text_20_body">
      <style:text-properties fo:font-size="11pt" fo:font-weight="bold" officeooo:rsid="000a03e1" officeooo:paragraph-rsid="000d796a" style:font-size-asian="9.60000038146973pt" style:font-weight-asian="bold" style:font-size-complex="11pt" style:font-weight-complex="bold"/>
    </style:style>
    <style:style style:name="P6" style:family="paragraph" style:parent-style-name="Heading_20_3">
      <style:text-properties fo:font-size="11pt" officeooo:rsid="000a03e1" style:font-size-asian="9.60000038146973pt" style:font-size-complex="11pt"/>
    </style:style>
    <style:style style:name="P7" style:family="paragraph" style:parent-style-name="Text_20_body" style:list-style-name="L1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8" style:family="paragraph" style:parent-style-name="Text_20_body" style:list-style-name="L2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9" style:family="paragraph" style:parent-style-name="Text_20_body" style:list-style-name="L3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10" style:family="paragraph" style:parent-style-name="Text_20_body" style:list-style-name="L4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11" style:family="paragraph" style:parent-style-name="Text_20_body" style:list-style-name="L5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12" style:family="paragraph" style:parent-style-name="Text_20_body" style:list-style-name="L6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13" style:family="paragraph" style:parent-style-name="Text_20_body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14" style:family="paragraph" style:parent-style-name="Text_20_body" style:list-style-name="L6"/>
    <style:style style:name="P15" style:family="paragraph" style:parent-style-name="Text_20_body" style:list-style-name="L7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16" style:family="paragraph" style:parent-style-name="Horizontal_20_Line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17" style:family="paragraph" style:parent-style-name="Heading_20_1">
      <style:text-properties fo:font-size="11pt" officeooo:rsid="000a03e1" style:font-size-asian="9.60000038146973pt" style:font-size-complex="11pt"/>
    </style:style>
    <style:style style:name="P18" style:family="paragraph" style:parent-style-name="Text_20_body" style:list-style-name="L8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19" style:family="paragraph" style:parent-style-name="Text_20_body" style:list-style-name="L8">
      <style:text-properties fo:font-size="11pt" fo:font-weight="bold" officeooo:rsid="000d796a" officeooo:paragraph-rsid="000d796a" style:font-size-asian="9.60000038146973pt" style:font-weight-asian="bold" style:font-size-complex="11pt" style:font-weight-complex="bold"/>
    </style:style>
    <style:style style:name="P20" style:family="paragraph" style:parent-style-name="Heading_20_4">
      <style:text-properties fo:font-size="11pt" officeooo:rsid="000a03e1" style:font-size-asian="9.60000038146973pt" style:font-size-complex="11pt"/>
    </style:style>
    <style:style style:name="P21" style:family="paragraph" style:parent-style-name="Text_20_body" style:list-style-name="L9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22" style:family="paragraph" style:parent-style-name="Text_20_body" style:list-style-name="L10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23" style:family="paragraph" style:parent-style-name="Text_20_body" style:list-style-name="L11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24" style:family="paragraph" style:parent-style-name="Text_20_body" style:list-style-name="L11">
      <style:text-properties fo:font-size="11pt" fo:font-weight="bold" officeooo:rsid="000a03e1" officeooo:paragraph-rsid="000d796a" style:font-size-asian="9.60000038146973pt" style:font-weight-asian="bold" style:font-size-complex="11pt" style:font-weight-complex="bold"/>
    </style:style>
    <style:style style:name="P25" style:family="paragraph" style:parent-style-name="Text_20_body" style:list-style-name="L12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26" style:family="paragraph" style:parent-style-name="Text_20_body" style:list-style-name="L13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27" style:family="paragraph" style:parent-style-name="Text_20_body" style:list-style-name="L14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28" style:family="paragraph" style:parent-style-name="Text_20_body" style:list-style-name="L15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29" style:family="paragraph" style:parent-style-name="Text_20_body" style:list-style-name="L16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30" style:family="paragraph" style:parent-style-name="Text_20_body" style:list-style-name="L17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31" style:family="paragraph" style:parent-style-name="Text_20_body" style:list-style-name="L18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32" style:family="paragraph" style:parent-style-name="Text_20_body" style:list-style-name="L19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33" style:family="paragraph" style:parent-style-name="Text_20_body" style:list-style-name="L20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34" style:family="paragraph" style:parent-style-name="Text_20_body" style:list-style-name="L21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35" style:family="paragraph" style:parent-style-name="Text_20_body" style:list-style-name="L22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36" style:family="paragraph" style:parent-style-name="Text_20_body" style:list-style-name="L23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37" style:family="paragraph" style:parent-style-name="Text_20_body" style:list-style-name="L24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38" style:family="paragraph" style:parent-style-name="Text_20_body" style:list-style-name="L25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39" style:family="paragraph" style:parent-style-name="Text_20_body" style:list-style-name="L26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40" style:family="paragraph" style:parent-style-name="Text_20_body" style:list-style-name="L27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P41" style:family="paragraph" style:parent-style-name="Standard">
      <style:text-properties fo:font-size="11pt" fo:font-weight="bold" officeooo:rsid="000a03e1" officeooo:paragraph-rsid="000a03e1" style:font-size-asian="9.60000038146973pt" style:font-weight-asian="bold" style:font-size-complex="11pt" style:font-weight-complex="bold"/>
    </style:style>
    <style:style style:name="T1" style:family="text">
      <style:text-properties fo:font-size="20pt" officeooo:rsid="000c68d2" style:font-size-asian="17.5pt" style:font-size-complex="20pt"/>
    </style:style>
    <style:style style:name="T2" style:family="text">
      <style:text-properties fo:font-size="20pt" officeooo:rsid="000d796a" style:font-size-asian="17.5pt" style:font-size-complex="20pt"/>
    </style:style>
    <style:style style:name="T3" style:family="text">
      <style:text-properties officeooo:rsid="000af02d"/>
    </style:style>
    <style:style style:name="T4" style:family="text">
      <style:text-properties officeooo:rsid="000c68d2"/>
    </style:style>
    <style:style style:name="T5" style:family="text">
      <style:text-properties fo:font-size="11pt" fo:font-weight="bold" officeooo:rsid="000a03e1" style:font-size-asian="9.60000038146973pt" style:font-weight-asian="bold" style:font-size-complex="11pt" style:font-weight-complex="bold"/>
    </style:style>
    <style:style style:name="T6" style:family="text">
      <style:text-properties officeooo:rsid="000d796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Backend</text:p>
      <text:p text:style-name="P1"><text:tab/>-create endpoints</text:p>
      <text:p text:style-name="P1"><text:tab/>-set up server</text:p>
      <text:p text:style-name="P1"><text:tab/>-music theory api</text:p>
      <text:p text:style-name="P1"><text:tab/>-database diagram</text:p>
      <text:p text:style-name="P1"><text:tab/>-</text:p>
      <text:p text:style-name="P1"/>
      <text:p text:style-name="P1"/>
      <text:p text:style-name="P1">Frontend</text:p>
      <text:p text:style-name="P1"><text:tab/>-login page</text:p>
      <text:p text:style-name="P1"><text:tab/>-signup page</text:p>
      <text:p text:style-name="P1"><text:tab/>-exercise1</text:p>
      <text:p text:style-name="P1"><text:tab/>-exercise2</text:p>
      <text:p text:style-name="P1"><text:tab/>-exercise3</text:p>
      <text:p text:style-name="P1"><text:tab/>-exercise4</text:p>
      <text:p text:style-name="P1"><text:tab/>-exercise5</text:p>
      <text:p text:style-name="P1"><text:tab/>-user dashboard</text:p>
      <text:p text:style-name="P1"><text:tab/>-</text:p>
      <text:p text:style-name="P1"/>
      <text:p text:style-name="P1"/>
      <text:p text:style-name="P1"/>
      <text:h text:style-name="P2" text:outline-level="1"><text:soft-page-break/></text:h>
      <text:h text:style-name="P2" text:outline-level="1"/>
      <text:h text:style-name="P2" text:outline-level="1"/>
      <text:h text:style-name="P2" text:outline-level="1"/>
      <text:h text:style-name="P2" text:outline-level="1"><text:span text:style-name="Strong_20_Emphasis"/></text:h>
      <text:h text:style-name="P3" text:outline-level="1"><text:span text:style-name="Strong_20_Emphasis"><text:span text:style-name="T1">Week 1: </text:span></text:span><text:span text:style-name="Strong_20_Emphasis"><text:span text:style-name="T2">backend</text:span></text:span><text:span text:style-name="Strong_20_Emphasis"><text:span text:style-name="T1"> task 1 – 5</text:span></text:span></text:h>
      <text:p text:style-name="P4"><text:span text:style-name="Strong_20_Emphasis"><text:span text:style-name="T1"/></text:span></text:p>
      <text:p text:style-name="P4"><text:span text:style-name="Strong_20_Emphasis"><text:span text:style-name="T1">Week 2: </text:span></text:span><text:span text:style-name="Strong_20_Emphasis"><text:span text:style-name="T2">backend</text:span></text:span><text:span text:style-name="Strong_20_Emphasis"><text:span text:style-name="T1"> task 6</text:span></text:span></text:p>
      <text:p text:style-name="P4"><text:span text:style-name="Strong_20_Emphasis"><text:span text:style-name="T1"/></text:span></text:p>
      <text:p text:style-name="P5"><text:span text:style-name="Strong_20_Emphasis"><text:span text:style-name="T2">Week 3: frontend task 1</text:span></text:span></text:p>
      <text:h text:style-name="P2" text:outline-level="1"><text:span text:style-name="Strong_20_Emphasis">Backend Tasks</text:span></text:h>
      <text:h text:style-name="P6" text:outline-level="3"><text:span text:style-name="Strong_20_Emphasis">1. Project Setup </text:span></text:h>
      <text:list text:style-name="L1">
        <text:list-item>
          <text:p text:style-name="P7">Initialize backend project</text:p>
        </text:list-item>
        <text:list-item>
          <text:p text:style-name="P7">Set up environment variables</text:p>
        </text:list-item>
        <text:list-item>
          <text:p text:style-name="P7">Install core dependencies</text:p>
        </text:list-item>
      </text:list>
      <text:h text:style-name="P6" text:outline-level="3"><text:span text:style-name="Strong_20_Emphasis">2. Server &amp; Core Infrastructure</text:span></text:h>
      <text:list text:style-name="L2">
        <text:list-item>
          <text:p text:style-name="P8">Create server entrypoint</text:p>
        </text:list-item>
        <text:list-item>
          <text:p text:style-name="P8">Add middleware (CORS, JSON parser, rate limiter)</text:p>
        </text:list-item>
      </text:list>
      <text:h text:style-name="P6" text:outline-level="3"><text:span text:style-name="Strong_20_Emphasis">3. Database</text:span></text:h>
      <text:list text:style-name="L3">
        <text:list-item>
          <text:p text:style-name="P9">Create database schema</text:p>
        </text:list-item>
        <text:list-item>
          <text:p text:style-name="P9">Draw database ER diagram</text:p>
        </text:list-item>
        <text:list-item>
          <text:p text:style-name="P9">Create migration files <text:span text:style-name="T3">(←- should do this not sure exactly how though)</text:span></text:p>
        </text:list-item>
      </text:list>
      <text:h text:style-name="P6" text:outline-level="3"><text:span text:style-name="Strong_20_Emphasis">4. Auth System</text:span></text:h>
      <text:list text:style-name="L4">
        <text:list-item>
          <text:p text:style-name="P10">Signup endpoint</text:p>
        </text:list-item>
        <text:list-item>
          <text:p text:style-name="P10">Login endpoint</text:p>
        </text:list-item>
        <text:list-item>
          <text:p text:style-name="P10">Password hashing &amp; validation</text:p>
        </text:list-item>
        <text:list-item>
          <text:p text:style-name="P10">JWT generation and refresh tokens</text:p>
        </text:list-item>
        <text:list-item>
          <text:p text:style-name="P10">Middleware: <text:span text:style-name="Source_20_Text">requireAuth</text:span></text:p>
        </text:list-item>
        <text:list-item>
          <text:p text:style-name="P10"><text:soft-page-break/>Password reset (optional)</text:p>
        </text:list-item>
      </text:list>
      <text:h text:style-name="P6" text:outline-level="3"><text:span text:style-name="Strong_20_Emphasis">5. User Management</text:span></text:h>
      <text:list text:style-name="L5">
        <text:list-item>
          <text:p text:style-name="P11">Get user profile endpoint</text:p>
        </text:list-item>
        <text:list-item>
          <text:p text:style-name="P11">Update profile endpoint</text:p>
        </text:list-item>
        <text:list-item>
          <text:p text:style-name="P11">Store exercise progress (tables + endpoints)</text:p>
        </text:list-item>
      </text:list>
      <text:h text:style-name="P6" text:outline-level="3"><text:span text:style-name="Strong_20_Emphasis">6. Music Theory API </text:span><text:span text:style-name="Strong_20_Emphasis"><text:span text:style-name="T4">(1 whole week at least for this)</text:span></text:span></text:h>
      <text:list text:style-name="L6">
        <text:list-item>
          <text:p text:style-name="P12">Define chord data structure</text:p>
        </text:list-item>
        <text:list-item>
          <text:p text:style-name="P12">Define scale data structure</text:p>
        </text:list-item>
        <text:list-item>
          <text:p text:style-name="P12">Define interval data structure</text:p>
        </text:list-item>
        <text:list-item>
          <text:p text:style-name="P12">Gather theory data or build generation logic</text:p>
        </text:list-item>
        <text:list-item>
          <text:p text:style-name="P12">Create endpoints:</text:p>
          <text:list>
            <text:list-item>
              <text:p text:style-name="P12"><text:span text:style-name="Source_20_Text">/api/chords</text:span></text:p>
            </text:list-item>
            <text:list-item>
              <text:p text:style-name="P12"><text:span text:style-name="Source_20_Text">/api/scales</text:span></text:p>
            </text:list-item>
            <text:list-item>
              <text:p text:style-name="P12"><text:span text:style-name="Source_20_Text">/api/intervals</text:span></text:p>
            </text:list-item>
          </text:list>
        </text:list-item>
      </text:list>
      <text:p text:style-name="P13"><text:tab/><text:tab/><text:span text:style-name="T4">maybe progressions endpoint?</text:span></text:p>
      <text:list text:continue-numbering="true" text:style-name="L6">
        <text:list-item>
          <text:p text:style-name="P14"><text:span text:style-name="T5">Add query support (e.g., “scales containing C#”) </text:span>Allow your backend API to answer more complex questions about music theory data.</text:p>
        </text:list-item>
        <text:list-item>
          <text:p text:style-name="P14"><text:span text:style-name="T5">Add caching layer (optional) </text:span>Store frequently-used results in memory so your server doesn’t keep re-computing them.</text:p>
        </text:list-item>
      </text:list>
      <text:h text:style-name="P6" text:outline-level="3"><text:span text:style-name="Strong_20_Emphasis"><text:span text:style-name="T6">7</text:span></text:span><text:span text:style-name="Strong_20_Emphasis">. Security </text:span><text:span text:style-name="Strong_20_Emphasis"><text:span text:style-name="T6">(low priority, see if I can do this. Need to read a bit more and understand before implementing)</text:span></text:span></text:h>
      <text:list text:style-name="L7">
        <text:list-item>
          <text:p text:style-name="P15">Rate limiting</text:p>
        </text:list-item>
        <text:list-item>
          <text:p text:style-name="P15">Helmet middleware</text:p>
        </text:list-item>
        <text:list-item>
          <text:p text:style-name="P15">Input sanitization</text:p>
        </text:list-item>
        <text:list-item>
          <text:p text:style-name="P15">Session expiration</text:p>
        </text:list-item>
        <text:list-item>
          <text:p text:style-name="P15">HTTPS config (for deployment)</text:p>
        </text:list-item>
      </text:list>
      <text:p text:style-name="P16"/>
      <text:h text:style-name="P17" text:outline-level="1">🖥 <text:span text:style-name="Strong_20_Emphasis">Frontend Tasks</text:span></text:h>
      <text:h text:style-name="P6" text:outline-level="3"><text:span text:style-name="Strong_20_Emphasis">1. Project Setup</text:span></text:h>
      <text:list text:style-name="L8">
        <text:list-item>
          <text:p text:style-name="P18">Create project </text:p>
        </text:list-item>
        <text:list-item>
          <text:p text:style-name="P19">Plan model structure in Elm</text:p>
        </text:list-item>
        <text:list-item>
          <text:p text:style-name="P18">Define URL paths for pages</text:p>
        </text:list-item>
        <text:list-item>
          <text:p text:style-name="P18">Configure <text:span text:style-name="T6">CSS file</text:span></text:p>
        </text:list-item>
      </text:list>
      <text:h text:style-name="P6" text:outline-level="3"><text:soft-page-break/><text:span text:style-name="Strong_20_Emphasis">2. Pages &amp; Components</text:span></text:h>
      <text:h text:style-name="P20" text:outline-level="4">Auth</text:h>
      <text:list text:style-name="L9">
        <text:list-item>
          <text:p text:style-name="P21">Login page UI</text:p>
        </text:list-item>
        <text:list-item>
          <text:p text:style-name="P21">Signup page UI</text:p>
        </text:list-item>
        <text:list-item>
          <text:p text:style-name="P21">Form validation</text:p>
        </text:list-item>
        <text:list-item>
          <text:p text:style-name="P21">Connect auth to backend</text:p>
        </text:list-item>
        <text:list-item>
          <text:p text:style-name="P21">Add protected routes</text:p>
        </text:list-item>
      </text:list>
      <text:h text:style-name="P20" text:outline-level="4">User Dashboard</text:h>
      <text:list text:style-name="L10">
        <text:list-item>
          <text:p text:style-name="P22">Show profile info</text:p>
        </text:list-item>
        <text:list-item>
          <text:p text:style-name="P22">Show progress summary</text:p>
        </text:list-item>
        <text:list-item>
          <text:p text:style-name="P22">Navigation to exercises</text:p>
        </text:list-item>
        <text:list-item>
          <text:p text:style-name="P22">Settings (change password, username, etc.)</text:p>
        </text:list-item>
      </text:list>
      <text:h text:style-name="P20" text:outline-level="4">Exercises</text:h>
      <text:p text:style-name="P13">For each exercise:</text:p>
      <text:list text:style-name="L11">
        <text:list-item>
          <text:p text:style-name="P23">UI layout</text:p>
        </text:list-item>
        <text:list-item>
          <text:p text:style-name="P23">Instructions panel</text:p>
        </text:list-item>
        <text:list-item>
          <text:p text:style-name="P23">Update user progress</text:p>
        </text:list-item>
        <text:list-item>
          <text:p text:style-name="P24">Input validation</text:p>
        </text:list-item>
        <text:list-item>
          <text:p text:style-name="P24">Generation logic</text:p>
        </text:list-item>
        <text:list-item>
          <text:p text:style-name="P24">Scoring system</text:p>
        </text:list-item>
        <text:list-item>
          <text:p text:style-name="P24">User progress tracking</text:p>
        </text:list-item>
      </text:list>
      <text:p text:style-name="P13">Example exercises:</text:p>
      <text:list text:style-name="L12">
        <text:list-item>
          <text:p text:style-name="P25">Interval recognition</text:p>
        </text:list-item>
        <text:list-item>
          <text:p text:style-name="P25">Chord type recognition</text:p>
        </text:list-item>
        <text:list-item>
          <text:p text:style-name="P25">Scale identification</text:p>
        </text:list-item>
        <text:list-item>
          <text:p text:style-name="P25">Ear training variant (if audio)</text:p>
        </text:list-item>
        <text:list-item>
          <text:p text:style-name="P25">Progression identification</text:p>
        </text:list-item>
      </text:list>
      <text:h text:style-name="P20" text:outline-level="4">Music Theory Browser</text:h>
      <text:p text:style-name="P13"><text:span text:style-name="Emphasis">n</text:span><text:span text:style-name="Emphasis"><text:span text:style-name="T6">ot part of project, see if I can implement this</text:span></text:span></text:p>
      <text:list text:style-name="L13">
        <text:list-item>
          <text:p text:style-name="P26">Page to browse scales</text:p>
        </text:list-item>
        <text:list-item>
          <text:p text:style-name="P26">Page to browse chords</text:p>
        </text:list-item>
        <text:list-item>
          <text:p text:style-name="P26">Page to browse intervals</text:p>
        </text:list-item>
        <text:list-item>
          <text:p text:style-name="P26">Interactive piano keyboard / fretboard</text:p>
        </text:list-item>
      </text:list>
      <text:h text:style-name="P6" text:outline-level="3"><text:soft-page-break/><text:span text:style-name="Strong_20_Emphasis">3. Global UI components</text:span></text:h>
      <text:list text:style-name="L14">
        <text:list-item>
          <text:p text:style-name="P27">Navbar</text:p>
        </text:list-item>
        <text:list-item>
          <text:p text:style-name="P27">Footer</text:p>
        </text:list-item>
        <text:list-item>
          <text:p text:style-name="P27">Loading spinner</text:p>
        </text:list-item>
        <text:list-item>
          <text:p text:style-name="P27">Error boundary component</text:p>
        </text:list-item>
      </text:list>
      <text:h text:style-name="P6" text:outline-level="3"><text:span text:style-name="Strong_20_Emphasis">4. State Management</text:span></text:h>
      <text:list text:style-name="L15">
        <text:list-item>
          <text:p text:style-name="P28">User state (tokens, profile)</text:p>
        </text:list-item>
        <text:list-item>
          <text:p text:style-name="P28">Exercise state</text:p>
        </text:list-item>
        <text:list-item>
          <text:p text:style-name="P28">UI state (loading, errors)</text:p>
        </text:list-item>
        <text:list-item>
          <text:p text:style-name="P28">Persisting auth state to localStorage/sessionStorage</text:p>
        </text:list-item>
      </text:list>
      <text:h text:style-name="P6" text:outline-level="3"><text:span text:style-name="Strong_20_Emphasis">5. Styling</text:span></text:h>
      <text:list text:style-name="L16">
        <text:list-item>
          <text:p text:style-name="P29">Design system CSS setup</text:p>
        </text:list-item>
        <text:list-item>
          <text:p text:style-name="P29">Responsive layout</text:p>
        </text:list-item>
        <text:list-item>
          <text:p text:style-name="P29">Light/dark mode (optional)</text:p>
        </text:list-item>
      </text:list>
      <text:p text:style-name="P16"/>
      <text:h text:style-name="P17" text:outline-level="1">🛠 <text:span text:style-name="Strong_20_Emphasis">General / DevOps / Infrastructure</text:span></text:h>
      <text:h text:style-name="P6" text:outline-level="3"><text:span text:style-name="Strong_20_Emphasis">1. Git &amp; Repository Setup</text:span></text:h>
      <text:list text:style-name="L17">
        <text:list-item>
          <text:p text:style-name="P30">Initialize GitHub/GitLab repo</text:p>
        </text:list-item>
        <text:list-item>
          <text:p text:style-name="P30">Create main/dev branches</text:p>
        </text:list-item>
        <text:list-item>
          <text:p text:style-name="P30">Add <text:span text:style-name="Source_20_Text">.gitignore</text:span></text:p>
        </text:list-item>
        <text:list-item>
          <text:p text:style-name="P30">Write README</text:p>
        </text:list-item>
        <text:list-item>
          <text:p text:style-name="P30">Create issue templates (optional)</text:p>
        </text:list-item>
      </text:list>
      <text:h text:style-name="P6" text:outline-level="3"><text:span text:style-name="Strong_20_Emphasis">2. Activity Board / Sprint Planning</text:span></text:h>
      <text:list text:style-name="L18">
        <text:list-item>
          <text:p text:style-name="P31">Create backlog</text:p>
        </text:list-item>
        <text:list-item>
          <text:p text:style-name="P31">Create sprint 1/2/3 columns</text:p>
        </text:list-item>
        <text:list-item>
          <text:p text:style-name="P31">Add all issues</text:p>
        </text:list-item>
        <text:list-item>
          <text:p text:style-name="P31">Assign story points</text:p>
        </text:list-item>
        <text:list-item>
          <text:p text:style-name="P31">Add screenshot for project plan</text:p>
        </text:list-item>
      </text:list>
      <text:h text:style-name="P6" text:outline-level="3"><text:span text:style-name="Strong_20_Emphasis">3. Deployment</text:span></text:h>
      <text:list text:style-name="L19">
        <text:list-item>
          <text:p text:style-name="P32">Choose hosting (Vercel, Netlify, Render, Railway)</text:p>
        </text:list-item>
        <text:list-item>
          <text:p text:style-name="P32">Backend deployment pipeline</text:p>
        </text:list-item>
        <text:list-item>
          <text:p text:style-name="P32">Frontend deployment pipeline</text:p>
        </text:list-item>
        <text:list-item>
          <text:p text:style-name="P32"><text:soft-page-break/>Database hosting (Supabase, Neon, PlanetScale)</text:p>
        </text:list-item>
        <text:list-item>
          <text:p text:style-name="P32">Environment variable setup</text:p>
        </text:list-item>
        <text:list-item>
          <text:p text:style-name="P32">Production build config</text:p>
        </text:list-item>
      </text:list>
      <text:h text:style-name="P6" text:outline-level="3"><text:span text:style-name="Strong_20_Emphasis">4. Monitoring</text:span></text:h>
      <text:list text:style-name="L20">
        <text:list-item>
          <text:p text:style-name="P33">Error tracking (Sentry)</text:p>
        </text:list-item>
        <text:list-item>
          <text:p text:style-name="P33">Logging</text:p>
        </text:list-item>
        <text:list-item>
          <text:p text:style-name="P33">Healthcheck endpoint</text:p>
        </text:list-item>
      </text:list>
      <text:p text:style-name="P16"/>
      <text:h text:style-name="P17" text:outline-level="1">🪜 <text:span text:style-name="Strong_20_Emphasis">Natural Sprint Breakdown (Recommended)</text:span></text:h>
      <text:h text:style-name="P6" text:outline-level="3"><text:span text:style-name="Strong_20_Emphasis">✨ Sprint 1 — Foundation + Authentication</text:span></text:h>
      <text:p text:style-name="P13">Backend:</text:p>
      <text:list text:style-name="L21">
        <text:list-item>
          <text:p text:style-name="P34">server setup</text:p>
        </text:list-item>
        <text:list-item>
          <text:p text:style-name="P34">database schema</text:p>
        </text:list-item>
        <text:list-item>
          <text:p text:style-name="P34">auth endpoints</text:p>
        </text:list-item>
        <text:list-item>
          <text:p text:style-name="P34">user model</text:p>
        </text:list-item>
        <text:list-item>
          <text:p text:style-name="P34">basic theory data structure</text:p>
        </text:list-item>
      </text:list>
      <text:p text:style-name="P13">Frontend:</text:p>
      <text:list text:style-name="L22">
        <text:list-item>
          <text:p text:style-name="P35">login/signup pages</text:p>
        </text:list-item>
        <text:list-item>
          <text:p text:style-name="P35">auth flows</text:p>
        </text:list-item>
        <text:list-item>
          <text:p text:style-name="P35">dashboard shell</text:p>
        </text:list-item>
        <text:list-item>
          <text:p text:style-name="P35">global components</text:p>
        </text:list-item>
      </text:list>
      <text:h text:style-name="P6" text:outline-level="3"><text:span text:style-name="Strong_20_Emphasis">✨ Sprint 2 — Music Theory API + Exercises</text:span></text:h>
      <text:p text:style-name="P13">Backend:</text:p>
      <text:list text:style-name="L23">
        <text:list-item>
          <text:p text:style-name="P36">full theory API</text:p>
        </text:list-item>
        <text:list-item>
          <text:p text:style-name="P36">exercise endpoints</text:p>
        </text:list-item>
        <text:list-item>
          <text:p text:style-name="P36">progress tracking</text:p>
        </text:list-item>
      </text:list>
      <text:p text:style-name="P13">Frontend:</text:p>
      <text:list text:style-name="L24">
        <text:list-item>
          <text:p text:style-name="P37">exercise UIs</text:p>
        </text:list-item>
        <text:list-item>
          <text:p text:style-name="P37">dashboard progress charts</text:p>
        </text:list-item>
        <text:list-item>
          <text:p text:style-name="P37">connect exercises to backend</text:p>
        </text:list-item>
      </text:list>
      <text:h text:style-name="P6" text:outline-level="3"><text:span text:style-name="Strong_20_Emphasis">✨ Sprint 3 — Polish + Deployment</text:span></text:h>
      <text:p text:style-name="P13">Backend:</text:p>
      <text:list text:style-name="L25">
        <text:list-item>
          <text:p text:style-name="P38"><text:soft-page-break/>caching</text:p>
        </text:list-item>
        <text:list-item>
          <text:p text:style-name="P38">testing</text:p>
        </text:list-item>
        <text:list-item>
          <text:p text:style-name="P38">optimizations</text:p>
        </text:list-item>
      </text:list>
      <text:p text:style-name="P13">Frontend:</text:p>
      <text:list text:style-name="L26">
        <text:list-item>
          <text:p text:style-name="P39">final UI polish</text:p>
        </text:list-item>
        <text:list-item>
          <text:p text:style-name="P39">user settings</text:p>
        </text:list-item>
        <text:list-item>
          <text:p text:style-name="P39">error handling</text:p>
        </text:list-item>
      </text:list>
      <text:p text:style-name="P13">DevOps:</text:p>
      <text:list text:style-name="L27">
        <text:list-item>
          <text:p text:style-name="P40">deploy everything</text:p>
        </text:list-item>
        <text:list-item>
          <text:p text:style-name="P40">fix production bugs</text:p>
        </text:list-item>
        <text:list-item>
          <text:p text:style-name="P40">write documentation</text:p>
        </text:list-item>
      </text:list>
      <text:p text:style-name="P41"/>
      <text:p text:style-name="P1"/>
      <text:p text:style-name="P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0:28:36.358752416</meta:creation-date>
    <meta:generator>LibreOffice/25.2.6.2$Linux_X86_64 LibreOffice_project/40d1a0e1d5bdf1afaeae24d9ece32bbb00fa66a4</meta:generator>
    <dc:date>2025-12-02T13:47:26.521552476</dc:date>
    <meta:editing-duration>PT2H7M29S</meta:editing-duration>
    <meta:editing-cycles>1</meta:editing-cycles>
    <meta:document-statistic meta:table-count="0" meta:image-count="0" meta:object-count="0" meta:page-count="7" meta:paragraph-count="173" meta:word-count="679" meta:character-count="3943" meta:non-whitespace-character-count="3528"/>
  </office:meta>
</office:document-meta>
</file>